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862in"/>
    </style:style>
    <style:style style:name="ro1" style:family="table-row">
      <style:table-row-properties style:row-height="1.08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Load (g)</text:p>
          </table:table-cell>
          <table:table-cell table:style-name="ce1" office:value-type="string" calcext:value-type="string">
            <text:p>Distance (mm)</text:p>
          </table:table-cell>
          <table:table-cell table:style-name="ce3" office:value-type="string" calcext:value-type="string">
            <text:p>Torque (Nm)</text:p>
          </table:table-cell>
          <table:table-cell table:style-name="ce1" office:value-type="string" calcext:value-type="string">
            <text:p>Payload (kg)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Attemp</text:p>
          </table:table-cell>
          <table:table-cell table:style-name="ce5" office:value-type="string" calcext:value-type="string">
            <text:p>Rover dry weight no electronics (only base chassi)</text:p>
          </table:table-cell>
          <table:table-cell table:style-name="ce6" table:number-columns-repeated="16377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table:formula="of:=([.A2]/1000)*([.B2]/1000)" office:value-type="float" office:value="0.195" calcext:value-type="float">
            <text:p>0.1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kg extr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" table:number-columns-repeated="16377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300" calcext:value-type="float">
            <text:p>300</text:p>
          </table:table-cell>
          <table:table-cell table:formula="of:=([.A3]/1000)*([.B3]/1000)" office:value-type="float" office:value="0.231" calcext:value-type="float">
            <text:p>0.23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300" calcext:value-type="float">
            <text:p>300</text:p>
          </table:table-cell>
          <table:table-cell table:formula="of:=([.A4]/1000)*([.B4]/1000)" office:value-type="float" office:value="0.204" calcext:value-type="float">
            <text:p>0.2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300" calcext:value-type="float">
            <text:p>300</text:p>
          </table:table-cell>
          <table:table-cell table:formula="of:=([.A5]/1000)*([.B5]/1000)" office:value-type="float" office:value="0.231" calcext:value-type="float">
            <text:p>0.23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table:formula="of:=([.A6]/1000)*([.B6]/1000)" office:value-type="float" office:value="0.207" calcext:value-type="float">
            <text:p>0.20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300" calcext:value-type="float">
            <text:p>300</text:p>
          </table:table-cell>
          <table:table-cell table:formula="of:=([.A7]/1000)*([.B7]/1000)" office:value-type="float" office:value="0.186" calcext:value-type="float">
            <text:p>0.18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300" calcext:value-type="float">
            <text:p>300</text:p>
          </table:table-cell>
          <table:table-cell table:formula="of:=([.A8]/1000)*([.B8]/1000)" office:value-type="float" office:value="0.186" calcext:value-type="float">
            <text:p>0.18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300" calcext:value-type="float">
            <text:p>300</text:p>
          </table:table-cell>
          <table:table-cell table:formula="of:=([.A9]/1000)*([.B9]/1000)" office:value-type="float" office:value="0.204" calcext:value-type="float">
            <text:p>0.2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formula="of:=([.A10]/1000)*([.B10]/1000)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1]/1000)*([.B11]/1000)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2]/1000)*([.B12]/1000)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3]/1000)*([.B13]/1000)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4]/1000)*([.B14]/1000)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5]/1000)*([.B15]/1000)"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6]/1000)*([.B16]/1000)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7]/1000)*([.B17]/1000)"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8]/1000)*([.B18]/1000)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19]/1000)*([.B19]/1000)"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([.A20]/1000)*([.B20]/100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formula="of:=([.A21]/1000)*([.B21]/100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formula="of:=([.A22]/1000)*([.B22]/100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formula="of:=([.A23]/1000)*([.B23]/100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formula="of:=([.A24]/1000)*([.B24]/100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formula="of:=([.A25]/1000)*([.B25]/1000)" office:value-type="float" office:value="0" calcext:value-type="float">
            <text:p>0</text:p>
          </table:table-cell>
          <table:table-cell table:number-columns-repeated="16381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4:15:12.840415883</meta:creation-date>
    <dc:date>2024-11-20T14:29:16.426152071</dc:date>
    <meta:editing-duration>PT14M2S</meta:editing-duration>
    <meta:editing-cycles>4</meta:editing-cycles>
    <meta:generator>LibreOffice/24.2.4.2$Linux_X86_64 LibreOffice_project/51a6219feb6075d9a4c46691dcfe0cd9c4fff3c2</meta:generator>
    <meta:document-statistic meta:table-count="1" meta:cell-count="82" meta:object-count="0"/>
  </office:meta>
</office:document-meta>
</file>